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weight="bold" officeooo:rsid="0029d005" officeooo:paragraph-rsid="0029d005" style:font-weight-asian="bold" style:font-weight-complex="bold"/>
    </style:style>
    <style:style style:name="P4" style:family="paragraph" style:parent-style-name="Standard">
      <style:text-properties style:font-name="DejaVu Sans Condensed1" fo:font-weight="bold" officeooo:rsid="003cd43b" officeooo:paragraph-rsid="003cd43b" style:font-weight-asian="bold" style:font-weight-complex="bold"/>
    </style:style>
    <style:style style:name="P5" style:family="paragraph" style:parent-style-name="Standard">
      <style:text-properties style:font-name="DejaVu Sans Condensed1" fo:font-weight="normal" officeooo:rsid="0029d005" officeooo:paragraph-rsid="0029d005" style:font-weight-asian="normal" style:font-weight-complex="normal"/>
    </style:style>
    <style:style style:name="P6" style:family="paragraph" style:parent-style-name="Standard">
      <style:text-properties style:font-name="DejaVu Sans Condensed1" officeooo:rsid="001e3195" officeooo:paragraph-rsid="00311d16"/>
    </style:style>
    <style:style style:name="P7" style:family="paragraph" style:parent-style-name="Standard">
      <style:text-properties style:font-name="DejaVu Sans Condensed1" officeooo:rsid="002fe28a" officeooo:paragraph-rsid="001ce401"/>
    </style:style>
    <style:style style:name="P8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style:font-name="DejaVu Sans Condensed1" officeooo:rsid="003cd43b" officeooo:paragraph-rsid="003cd43b"/>
    </style:style>
    <style:style style:name="P9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3cd43b" officeooo:paragraph-rsid="003cd43b"/>
    </style:style>
    <style:style style:name="P10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3f2448" officeooo:paragraph-rsid="003f2448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22d9f" officeooo:paragraph-rsid="00422d9f"/>
    </style:style>
    <style:style style:name="P1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2b278" officeooo:paragraph-rsid="0042b278"/>
    </style:style>
    <style:style style:name="P1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4b50f" officeooo:paragraph-rsid="0047408c"/>
    </style:style>
    <style:style style:name="P14" style:family="paragraph" style:parent-style-name="Standard">
      <style:paragraph-properties fo:margin-left="0.5in" fo:margin-right="0in" fo:text-indent="-0.5in" style:auto-text-indent="false" fo:break-before="page">
        <style:tab-stops/>
      </style:paragraph-properties>
      <style:text-properties style:font-name="DejaVu Sans Condensed1" officeooo:rsid="003cd43b" officeooo:paragraph-rsid="003cd43b"/>
    </style:style>
    <style:style style:name="P15" style:family="paragraph" style:parent-style-name="Standard" style:list-style-name="L1">
      <style:text-properties style:font-name="DejaVu Sans Condensed1" fo:font-weight="normal" officeooo:rsid="002e57e4" officeooo:paragraph-rsid="002e57e4" style:font-weight-asian="normal" style:font-weight-complex="normal"/>
    </style:style>
    <style:style style:name="P16" style:family="paragraph" style:parent-style-name="Standard" style:list-style-name="L1">
      <style:text-properties officeooo:rsid="00355e98" officeooo:paragraph-rsid="00355e98"/>
    </style:style>
    <style:style style:name="T1" style:family="text">
      <style:text-properties fo:font-style="italic" officeooo:rsid="003a699e" style:font-style-asian="italic" style:font-style-complex="italic"/>
    </style:style>
    <style:style style:name="T2" style:family="text">
      <style:text-properties fo:font-style="italic" officeooo:rsid="00389876" style:font-style-asian="italic" style:font-style-complex="italic"/>
    </style:style>
    <style:style style:name="T3" style:family="text">
      <style:text-properties fo:font-style="italic" officeooo:rsid="003b5315" style:font-style-asian="italic" style:font-style-complex="italic"/>
    </style:style>
    <style:style style:name="T4" style:family="text">
      <style:text-properties officeooo:rsid="00355e98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389876"/>
    </style:style>
    <style:style style:name="T7" style:family="text">
      <style:text-properties style:font-name="DejaVu Sans Mono" officeooo:rsid="003a699e"/>
    </style:style>
    <style:style style:name="T8" style:family="text">
      <style:text-properties style:font-name="DejaVu Sans Mono" officeooo:rsid="003d4d88"/>
    </style:style>
    <style:style style:name="T9" style:family="text">
      <style:text-properties style:font-name="DejaVu Sans Mono" officeooo:rsid="003ea226"/>
    </style:style>
    <style:style style:name="T10" style:family="text">
      <style:text-properties style:font-name="DejaVu Sans Mono" officeooo:rsid="003f2448"/>
    </style:style>
    <style:style style:name="T11" style:family="text">
      <style:text-properties style:font-name="DejaVu Sans Mono" officeooo:rsid="003f78fb"/>
    </style:style>
    <style:style style:name="T12" style:family="text">
      <style:text-properties style:font-name="DejaVu Sans Mono" officeooo:rsid="00460d37"/>
    </style:style>
    <style:style style:name="T13" style:family="text">
      <style:text-properties style:font-name="DejaVu Sans Mono" officeooo:rsid="0047408c"/>
    </style:style>
    <style:style style:name="T14" style:family="text">
      <style:text-properties style:font-name="DejaVu Sans Mono" officeooo:rsid="0048482a"/>
    </style:style>
    <style:style style:name="T15" style:family="text">
      <style:text-properties style:font-name="DejaVu Sans Mono" officeooo:rsid="00495480"/>
    </style:style>
    <style:style style:name="T16" style:family="text">
      <style:text-properties style:text-position="super 58%" style:font-name="DejaVu Sans Mono" style:font-size-asian="10.5pt"/>
    </style:style>
    <style:style style:name="T17" style:family="text">
      <style:text-properties officeooo:rsid="003a699e"/>
    </style:style>
    <style:style style:name="T18" style:family="text">
      <style:text-properties officeooo:rsid="00311d16"/>
    </style:style>
    <style:style style:name="T19" style:family="text">
      <style:text-properties style:font-name="DejaVu Sans Condensed1"/>
    </style:style>
    <style:style style:name="T20" style:family="text">
      <style:text-properties style:font-name="DejaVu Sans Condensed1" officeooo:rsid="003d4d88"/>
    </style:style>
    <style:style style:name="T21" style:family="text">
      <style:text-properties style:font-name="DejaVu Sans Condensed1" officeooo:rsid="003ea226"/>
    </style:style>
    <style:style style:name="T22" style:family="text">
      <style:text-properties style:font-name="DejaVu Sans Condensed1" officeooo:rsid="003f78fb"/>
    </style:style>
    <style:style style:name="T23" style:family="text">
      <style:text-properties style:font-name="DejaVu Sans Condensed1" officeooo:rsid="0042c86f"/>
    </style:style>
    <style:style style:name="T24" style:family="text">
      <style:text-properties style:font-name="DejaVu Sans Condensed1" officeooo:rsid="00460d37"/>
    </style:style>
    <style:style style:name="T25" style:family="text">
      <style:text-properties style:font-name="DejaVu Sans Condensed1" officeooo:rsid="0047408c"/>
    </style:style>
    <style:style style:name="T26" style:family="text">
      <style:text-properties style:font-name="DejaVu Sans Condensed1" officeooo:rsid="0048482a"/>
    </style:style>
    <style:style style:name="T27" style:family="text">
      <style:text-properties officeooo:rsid="004b50c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<text:span text:style-name="T4">3</text:span>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3">Pre-lab Questions</text:p>
      <text:list xml:id="list4470996203595600151" text:style-name="L1">
        <text:list-header>
          <text:p text:style-name="P15"/>
        </text:list-header>
        <text:list-item>
          <text:p text:style-name="P16">What is the final value (in C++) of the following expression? <text:line-break/><text:span text:style-name="T5">(5 - 16 / 2 * 3 + (3 + 2 / 2) – 5</text:span><text:span text:style-name="T6">)</text:span><text:span text:style-name="T5"> = -</text:span><text:span text:style-name="T6">20</text:span><text:line-break/></text:p>
        </text:list-item>
        <text:list-item>
          <text:p text:style-name="P16">How would the following expression be written in C++? <text:line-break/><text:span text:style-name="T5">2x + 3</text:span><text:span text:style-name="T16">4</text:span><text:span text:style-name="T5"> = </text:span><text:span text:style-name="T6">2 * x + pow(3,4)</text:span><text:span text:style-name="T5"><text:line-break/></text:span></text:p>
        </text:list-item>
        <text:list-item>
          <text:p text:style-name="P16">Implicit conversion is also known as data type <text:span text:style-name="T2">coercion</text:span>.<text:line-break/> </text:p>
        </text:list-item>
        <text:list-item>
          <text:p text:style-name="P16">Explicit type conversion is also known as type <text:span text:style-name="T2">casting</text:span>.<text:line-break/> </text:p>
        </text:list-item>
        <text:list-item>
          <text:p text:style-name="P16">List the preprocessor directive that must be included for cin and cout to be used in a C++ program. <text:span text:style-name="T7">#include&lt; iostream &gt;</text:span><text:line-break/></text:p>
        </text:list-item>
        <text:list-item>
          <text:p text:style-name="P16">Blank spaces or unseen control characters in a data file are referred to as <text:span text:style-name="T1">whitespace</text:span>.<text:line-break/> </text:p>
        </text:list-item>
        <text:list-item>
          <text:p text:style-name="P16">The <text:span text:style-name="T5">&lt;&lt;</text:span> in a cout statement is called the <text:span text:style-name="T1">insertion</text:span><text:span text:style-name="T17"> </text:span>operator. </text:p>
          <text:p text:style-name="P16"/>
        </text:list-item>
        <text:list-item>
          <text:p text:style-name="P16">The <text:span text:style-name="T5">#include&lt; </text:span><text:span text:style-name="T7">iomanip </text:span><text:span text:style-name="T5">&gt;</text:span> is needed for formatted output. </text:p>
          <text:p text:style-name="P16"/>
        </text:list-item>
        <text:list-item>
          <text:p text:style-name="P16">The <text:span text:style-name="T5">'\n'</text:span> is a special character that <text:span text:style-name="T3">creates a new line</text:span>.</text:p>
        </text:list-item>
      </text:list>
      <text:p text:style-name="P5"/>
      <text:p text:style-name="P1"/>
      <text:p text:style-name="P4">Labs</text:p>
      <text:p text:style-name="P6">This lab was completed using g++ 4.9.1 on linux kernel 3.16.1, x86_64</text:p>
      <text:p text:style-name="P7"/>
      <text:p text:style-name="P8"><text:span text:style-name="T18">3.</text:span>1<text:tab/>Compiling the program as instructed in exercise 1 produces the expected output.<text:line-break/><text:line-break/>Making the change instructed in exercise 2 produces this output:<text:line-break/><text:line-break/><text:span text:style-name="T5">wbv@mbp-arch &gt; make bill.o <text:line-break/>g++ -Wall -pedantic bill.cpp -o bill.o <text:line-break/>wbv@mbp-arch &gt; ./bill.o <text:line-break/>Please input the number of items bought. <text:line-break/>22 <text:line-break/>Please input the price of the item. <text:line-break/>10.98 <text:line-break/>The total bill is $2.4e+02<text:line-break/><text:line-break/></text:span><text:span text:style-name="T19">It appears that the </text:span><text:span text:style-name="T5">fixed</text:span><text:span text:style-name="T19"> attribute forces the number to display in non-scientific notation.<text:line-break/></text:span></text:p>
      <text:p text:style-name="P14"><text:span text:style-name="T19">(3.1)<text:tab/>Making the change instructed in exercise 3 produces this output:<text:line-break/><text:line-break/> </text:span><text:span text:style-name="T5">wbv@mbp-arch &gt; make bill.o <text:line-break/>g++ -Wall -pedantic bill.cpp -o bill.o <text:line-break/>wbv@mbp-arch &gt; ./bill.o <text:line-break/>Please input the number of items bought. <text:line-break/>22 <text:line-break/>Please input the price of the item. <text:line-break/>10.98 <text:line-break/>The total bill is $241.5600<text:line-break/><text:line-break/></text:span><text:span text:style-name="T20">It appears that the </text:span><text:span text:style-name="T8">setprecision(n)</text:span><text:span text:style-name="T20"> attribute forces </text:span><text:span text:style-name="T8">n</text:span><text:span text:style-name="T20"> decimal places to be displayed.</text:span></text:p>
      <text:p text:style-name="P9"/>
      <text:p text:style-name="P9"><text:span text:style-name="T20"><text:tab/>I completed optional exercise 4, and that code is reflected in the current state of </text:span><text:span text:style-name="T8">bill.cpp</text:span><text:span text:style-name="T20">. </text:span><text:span text:style-name="T21">However, I did not use the </text:span><text:span text:style-name="T9">#include&lt;string&gt;</text:span><text:span text:style-name="T21"> directive as it is unnecessary in my implementation, which uses a </text:span><text:span text:style-name="T9">char[</text:span><text:span text:style-name="T10">128</text:span><text:span text:style-name="T9">]</text:span><text:span text:style-name="T21"> instead of a </text:span><text:span text:style-name="T9">string</text:span><text:span text:style-name="T21">. </text:span><text:span text:style-name="T27">This has the disadvantage of limiting or truncating a product name into the first 128 letters.</text:span></text:p>
      <text:p text:style-name="P9"/>
      <text:p text:style-name="P10"><text:span text:style-name="T21">3.</text:span><text:span text:style-name="T19">2<text:tab/></text:span><text:span text:style-name="T22">I completed exercise 1 for this lab part, and the relevant code is in </text:span><text:span text:style-name="T11">tabledata.cpp</text:span><text:span text:style-name="T22">. Differing from the instructions in the lab, I added two extra spaces after the price to format the values better, and left-justified the output.</text:span></text:p>
      <text:p text:style-name="P10"/>
      <text:p text:style-name="P11"><text:span text:style-name="T22">3.</text:span><text:span text:style-name="T19">3<text:tab/>My implementation of the hypotenuse formula is shown in the source code. I completed both exercises, and the relevant code is in </text:span><text:span text:style-name="T5">righttrig.cpp</text:span><text:span text:style-name="T19">.</text:span></text:p>
      <text:p text:style-name="P11"/>
      <text:p text:style-name="P12"><text:span text:style-name="T19">3.4<text:tab/>For exercise 1, the batting average is </text:span><text:span text:style-name="T5">0</text:span><text:span text:style-name="T19">.<text:line-break/><text:line-break/>For exercise 2, the batting average is </text:span><text:span text:style-name="T5">0</text:span><text:span text:style-name="T19">. The change did not help anything, </text:span><text:span text:style-name="T23">because the division performed was still integer division, not float division.</text:span><text:span text:style-name="T19"><text:line-break/><text:line-break/>For exercise 3, I </text:span><text:span text:style-name="T5">static_cast</text:span><text:span text:style-name="T19">'ed both int values in the division operation, and now the output results in a correct answer.</text:span></text:p>
      <text:p text:style-name="P12"/>
      <text:p text:style-name="P13"><text:span text:style-name="T19">3.5<text:tab/></text:span><text:span text:style-name="T24">Option 1 was written and saved under the filename </text:span><text:span text:style-name="T12">3.5.grades.cpp</text:span><text:span text:style-name="T24">.<text:line-break/>Option </text:span><text:span text:style-name="T25">2</text:span><text:span text:style-name="T24"> was written and saved under the filename </text:span><text:span text:style-name="T12">3.5.</text:span><text:span text:style-name="T13">chairs</text:span><text:span text:style-name="T12">.cpp</text:span><text:span text:style-name="T24">.<text:line-break/></text:span><text:span text:style-name="T26">Option 3 was written and saved under the filename </text:span><text:span text:style-name="T14">3.5.taxes.cpp</text:span><text:span text:style-name="T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23T11:38:04.972399851</dc:date>
    <meta:editing-duration>PT6H15M43S</meta:editing-duration>
    <meta:editing-cycles>40</meta:editing-cycles>
    <meta:generator>LibreOffice/4.2.5.2$Linux_X86_64 LibreOffice_project/420m0$Build-2</meta:generator>
    <meta:document-statistic meta:table-count="0" meta:image-count="0" meta:object-count="0" meta:page-count="2" meta:paragraph-count="22" meta:word-count="499" meta:character-count="2906" meta:non-whitespace-character-count="2398"/>
  </office:meta>
</office:document-meta>
</file>